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weight="bold" style:font-size-asian="23" style:font-size-complex="23" style:font-weight-asian="bold" style:font-weight-complex="bold"/>
    </style:style>
    <style:style style:family="text" style:name="char_2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text" style:name="char_3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4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 style:text-underline-type="single"/>
    </style:style>
    <style:style style:family="paragraph" style:name="par_1" style:parent-style-name="Standard">
      <style:paragraph-properties fo:text-align="left"/>
      <style:text-properties/>
    </style:style>
  </office:automatic-styles>
  <office:body>
    <office:text>
      <text:p text:style-name="par_1"><text:span text:style-name="char_1">bold</text:span></text:p>
      <text:p text:style-name="par_1"><text:span text:style-name="char_2">bold italic</text:span></text:p>
      <text:p text:style-name="par_1"><text:span text:style-name="char_3">bold underlined</text:span></text:p>
      <text:p text:style-name="par_1"><text:span text:style-name="char_4">bold italic underlined</text:span></text:p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3T13:42:14</meta:creation-date>
    <dc:date>2011-07-03T13:42:14</dc:date>
    <meta:document-statistic meta:character-count="52" meta:image-count="0" meta:object-count="0" meta:page-count="1" meta:paragraph-count="4" meta:table-count="0" meta:word-count="0"/>
  </office:meta>
</office:document-meta>
</file>